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/ j8cm.doc</text:p>
      <text:p text:style-name="Preformatted_20_Text">// Jay Babel</text:p>
      <text:p text:style-name="Preformatted_20_Text">// CMSC 265</text:p>
      <text:p text:style-name="Preformatted_20_Text">// Spring 1995</text:p>
      <text:p text:style-name="Preformatted_20_Text"/>
      <text:p text:style-name="Preformatted_20_Text">Jay's 8-bit Computer Model User's Manual</text:p>
      <text:p text:style-name="Preformatted_20_Text"/>
      <text:p text:style-name="Preformatted_20_Text"><text:tab/>To start the J8 Computer Model program open Windows File Manager, select</text:p>
      <text:p text:style-name="Preformatted_20_Text">drive A and double-click on "j8cm.exe". The J8CM main menu will appear in a</text:p>
      <text:p text:style-name="Preformatted_20_Text">window. Although displayed in a window, "j8cm.exe" is not a graphical</text:p>
      <text:p text:style-name="Preformatted_20_Text">interface program. The window can be moved, resized and minimized like a</text:p>
      <text:p text:style-name="Preformatted_20_Text">windows program, but the user interface is restricted to the keyboard.</text:p>
      <text:p text:style-name="Preformatted_20_Text"/>
      <text:p text:style-name="Preformatted_20_Text"><text:tab/><text:tab/><text:tab/><text:tab/> <text:s/>Jay's 8-bit Computer Model</text:p>
      <text:p text:style-name="Preformatted_20_Text"><text:tab/><text:tab/><text:tab/><text:tab/><text:tab/><text:tab/><text:tab/> Main Menu</text:p>
      <text:p text:style-name="Preformatted_20_Text"/>
      <text:p text:style-name="Preformatted_20_Text"><text:tab/><text:tab/><text:tab/> <text:s/>1. Front Panel</text:p>
      <text:p text:style-name="Preformatted_20_Text"><text:tab/><text:tab/><text:tab/> <text:s/>2. Memory Panel</text:p>
      <text:p text:style-name="Preformatted_20_Text"><text:tab/><text:tab/><text:tab/> <text:s/>3. I/O Panel</text:p>
      <text:p text:style-name="Preformatted_20_Text"/>
      <text:p text:style-name="Preformatted_20_Text"><text:soft-page-break/><text:tab/><text:tab/><text:tab/> <text:s/>4. Loader</text:p>
      <text:p text:style-name="Preformatted_20_Text"/>
      <text:p text:style-name="Preformatted_20_Text"><text:tab/><text:tab/><text:tab/> <text:s/>5. Data Destruct</text:p>
      <text:p text:style-name="Preformatted_20_Text"><text:tab/><text:tab/><text:tab/> <text:s/>6. Quit</text:p>
      <text:p text:style-name="Preformatted_20_Text"/>
      <text:p text:style-name="Preformatted_20_Text">Front Panel</text:p>
      <text:p text:style-name="Preformatted_20_Text"><text:s text:c="2"/>The J8CM front panel displays the contents of the various CPU registers.</text:p>
      <text:p text:style-name="Preformatted_20_Text">Front panel commands:</text:p>
      <text:p text:style-name="Preformatted_20_Text"><text:tab/><text:tab/><text:tab/><text:tab/><text:tab/><text:tab/><text:tab/>p - edit the PC</text:p>
      <text:p text:style-name="Preformatted_20_Text"><text:tab/><text:tab/><text:tab/><text:tab/><text:tab/><text:tab/><text:tab/>f - execute a single fetch cycle</text:p>
      <text:p text:style-name="Preformatted_20_Text"><text:tab/><text:tab/><text:tab/><text:tab/><text:tab/><text:tab/><text:tab/>e - execute a single execute cycle</text:p>
      <text:p text:style-name="Preformatted_20_Text"><text:tab/><text:tab/><text:tab/><text:tab/><text:tab/><text:tab/><text:tab/>s - step, executes a fetch and an execute cycle</text:p>
      <text:p text:style-name="Preformatted_20_Text"><text:tab/><text:tab/><text:tab/><text:tab/><text:tab/><text:tab/><text:tab/>r - run program</text:p>
      <text:p text:style-name="Preformatted_20_Text"><text:tab/><text:tab/><text:tab/><text:tab/><text:tab/><text:tab/><text:tab/>c - clear all CPU registers (set to zero's)</text:p>
      <text:p text:style-name="Preformatted_20_Text"><text:tab/><text:tab/><text:tab/><text:tab/><text:tab/><text:tab/><text:tab/>x - exit to main menu</text:p>
      <text:p text:style-name="Preformatted_20_Text"/>
      <text:p text:style-name="Preformatted_20_Text"><text:s text:c="2"/>When option "p" is chosen the cursor is positioned in the PC and the</text:p>
      <text:p text:style-name="Preformatted_20_Text">available keyboard commands are:</text:p>
      <text:p text:style-name="Preformatted_20_Text"><text:tab/><text:tab/><text:tab/> 4 <text:s text:c="5"/>- moves cursor left</text:p>
      <text:p text:style-name="Preformatted_20_Text"><text:tab/><text:tab/><text:tab/> 6 <text:s text:c="5"/>- moves cursor right</text:p>
      <text:p text:style-name="Preformatted_20_Text"><text:tab/><text:tab/>&lt;spacebar&gt; - toggles the bit above the cursor between 1 and 0</text:p>
      <text:p text:style-name="Preformatted_20_Text"><text:soft-page-break/><text:tab/><text:tab/><text:tab/> x <text:s text:c="5"/>- exit PC editor</text:p>
      <text:p text:style-name="Preformatted_20_Text"/>
      <text:p text:style-name="Preformatted_20_Text"/>
      <text:p text:style-name="Preformatted_20_Text">Memory Panel</text:p>
      <text:p text:style-name="Preformatted_20_Text"><text:s text:c="2"/>From the memory panel the user can edit and view the contents of</text:p>
      <text:p text:style-name="Preformatted_20_Text">main memory.</text:p>
      <text:p text:style-name="Preformatted_20_Text"><text:tab/><text:tab/><text:tab/><text:tab/><text:tab/><text:tab/><text:tab/><text:tab/>J8CM Memory Panel</text:p>
      <text:p text:style-name="Preformatted_20_Text"/>
      <text:p text:style-name="Preformatted_20_Text"><text:tab/><text:tab/><text:tab/>1. Edit contents of memory</text:p>
      <text:p text:style-name="Preformatted_20_Text"><text:tab/><text:tab/><text:tab/>2. Display contents of memory</text:p>
      <text:p text:style-name="Preformatted_20_Text"/>
      <text:p text:style-name="Preformatted_20_Text"><text:tab/><text:tab/><text:tab/>3. Return to main menu</text:p>
      <text:p text:style-name="Preformatted_20_Text"/>
      <text:p text:style-name="Preformatted_20_Text"/>
      <text:p text:style-name="Preformatted_20_Text"><text:s text:c="2"/>When the memory editor is selected the user is prompted to enter the</text:p>
      <text:p text:style-name="Preformatted_20_Text">starting address of the portion of memory to be edited. Edit mode displays</text:p>
      <text:p text:style-name="Preformatted_20_Text">memory in blocks of 10. The following keyboard commands are available:</text:p>
      <text:p text:style-name="Preformatted_20_Text"><text:tab/><text:tab/><text:tab/> 8 <text:s text:c="5"/>- moves cursor up</text:p>
      <text:p text:style-name="Preformatted_20_Text"><text:tab/><text:tab/><text:tab/> 2 <text:s text:c="5"/>- moves cursor down</text:p>
      <text:p text:style-name="Preformatted_20_Text"><text:tab/><text:tab/><text:tab/> 4 <text:s text:c="5"/>- moves cursor left</text:p>
      <text:p text:style-name="Preformatted_20_Text"><text:tab/><text:tab/><text:tab/> 6 <text:s text:c="5"/>- moves cursor right</text:p>
      <text:p text:style-name="Preformatted_20_Text"><text:soft-page-break/><text:tab/><text:tab/>&lt;spacebar&gt; - toggles the bit above the cursor between 1 and 0</text:p>
      <text:p text:style-name="Preformatted_20_Text"><text:tab/><text:tab/><text:tab/> n <text:s text:c="5"/>- advances to the next 10 memory locations</text:p>
      <text:p text:style-name="Preformatted_20_Text"><text:tab/><text:tab/><text:tab/> x <text:s text:c="5"/>- exit memory editor</text:p>
      <text:p text:style-name="Preformatted_20_Text"/>
      <text:p text:style-name="Preformatted_20_Text"><text:s text:c="2"/>If option 2 is chosen main memory is displayed in four pages of 64 locations</text:p>
      <text:p text:style-name="Preformatted_20_Text">each. Location contents displayed in 16 rows x 4 columns. The addresses of the</text:p>
      <text:p text:style-name="Preformatted_20_Text">first column are displayed in decimal on the left side of the display. The</text:p>
      <text:p text:style-name="Preformatted_20_Text">space bar advances the display.</text:p>
      <text:p text:style-name="Preformatted_20_Text"/>
      <text:p text:style-name="Preformatted_20_Text"/>
      <text:p text:style-name="Preformatted_20_Text">I/O Panel</text:p>
      <text:p text:style-name="Preformatted_20_Text"><text:s text:c="2"/>The J8CM simulates a punched tape reader for an input device and a</text:p>
      <text:p text:style-name="Preformatted_20_Text">tape punch for output. Input and output are displayed side by side in</text:p>
      <text:p text:style-name="Preformatted_20_Text">blocks of 10 bytes each. For convenience I/O can be displayed in decimal</text:p>
      <text:p text:style-name="Preformatted_20_Text">as well as binary. <text:s/>Markers to the left of each I/O device display</text:p>
      <text:p text:style-name="Preformatted_20_Text">indicate the next byte to be read from or written to.</text:p>
      <text:p text:style-name="Preformatted_20_Text"><text:s text:c="2"/>I/O-in can be loaded automatically via the loader or manually. Keyboard</text:p>
      <text:p text:style-name="Preformatted_20_Text">commands are displayed at the bottom of the I/O Panel.</text:p>
      <text:p text:style-name="Preformatted_20_Text">I/O Panel keyboard commands:</text:p>
      <text:p text:style-name="Preformatted_20_Text"><text:tab/><text:tab/><text:tab/> 8 <text:s text:c="5"/>- moves cursor up</text:p>
      <text:p text:style-name="Preformatted_20_Text"><text:tab/><text:tab/><text:tab/> 2 <text:s text:c="5"/>- moves cursor down</text:p>
      <text:p text:style-name="Preformatted_20_Text"><text:soft-page-break/><text:tab/><text:tab/><text:tab/> 4 <text:s text:c="5"/>- moves cursor left</text:p>
      <text:p text:style-name="Preformatted_20_Text"><text:tab/><text:tab/><text:tab/> 6 <text:s text:c="5"/>- moves cursor right</text:p>
      <text:p text:style-name="Preformatted_20_Text"><text:tab/><text:tab/>&lt;spacebar&gt; - toggles the bit above the cursor between 1 and 0</text:p>
      <text:p text:style-name="Preformatted_20_Text"><text:tab/><text:tab/><text:tab/> c <text:s text:c="5"/>- clears output and resets output marker</text:p>
      <text:p text:style-name="Preformatted_20_Text"><text:tab/><text:tab/><text:tab/> m <text:s text:c="5"/>- resets both input and output markers</text:p>
      <text:p text:style-name="Preformatted_20_Text"><text:tab/><text:tab/><text:tab/> n <text:s text:c="5"/>- advances to the next I/O block</text:p>
      <text:p text:style-name="Preformatted_20_Text"><text:tab/><text:tab/><text:tab/> b <text:s text:c="5"/>- toggles I/O display between decimal and binary</text:p>
      <text:p text:style-name="Preformatted_20_Text"><text:tab/><text:tab/><text:tab/> x <text:s text:c="5"/>- exit I/O Panel</text:p>
      <text:p text:style-name="Preformatted_20_Text"/>
      <text:p text:style-name="Preformatted_20_Text">Loader</text:p>
      <text:p text:style-name="Preformatted_20_Text"/>
      <text:p text:style-name="Preformatted_20_Text"><text:s text:c="2"/>The loader is a utility to load compiler output files into the computer</text:p>
      <text:p text:style-name="Preformatted_20_Text">model. This is accomplished by loading the punched tape reader(I/O in) or</text:p>
      <text:p text:style-name="Preformatted_20_Text">by loading main memory directly.</text:p>
      <text:p text:style-name="Preformatted_20_Text"/>
      <text:p text:style-name="Preformatted_20_Text"><text:tab/><text:tab/><text:tab/> <text:s/>J8CM Loader Utility\n\n");</text:p>
      <text:p text:style-name="Preformatted_20_Text"><text:tab/><text:tab/><text:tab/><text:tab/><text:tab/> main menu\n\n");</text:p>
      <text:p text:style-name="Preformatted_20_Text"><text:tab/><text:tab/> 1. Load '.obj' file into memory</text:p>
      <text:p text:style-name="Preformatted_20_Text"><text:tab/><text:tab/> 2. Load '.ldr' file into I/O in</text:p>
      <text:p text:style-name="Preformatted_20_Text"><text:tab/><text:tab/> 3. Set device name(a:)</text:p>
      <text:p text:style-name="Preformatted_20_Text"><text:tab/><text:tab/> 4. Return to main menu</text:p>
      <text:p text:style-name="Preformatted_20_Text"><text:soft-page-break/></text:p>
      <text:p text:style-name="Preformatted_20_Text"><text:s text:c="2"/>Option one allows the user to select an object file created by the</text:p>
      <text:p text:style-name="Preformatted_20_Text">J8CM AL Compiler to be loaded into memory. To execute the program the</text:p>
      <text:p text:style-name="Preformatted_20_Text">user can either set the PC to point to the first instruction directly,</text:p>
      <text:p text:style-name="Preformatted_20_Text">or set the first byte of I/O in to 5 and the second byte to the address</text:p>
      <text:p text:style-name="Preformatted_20_Text">in memory of the start of the program. If ROM memory has been initialized</text:p>
      <text:p text:style-name="Preformatted_20_Text">and the PC is set to 0's the CPU will read the first two bytes and jump</text:p>
      <text:p text:style-name="Preformatted_20_Text">to the start of the program.</text:p>
      <text:p text:style-name="Preformatted_20_Text"><text:s text:c="2"/>Option two loads I/O in with a J8CM AL Compiler loader file. If ROM memory</text:p>
      <text:p text:style-name="Preformatted_20_Text">has been initialized and the PC is set to 0's the CPU will load the program</text:p>
      <text:p text:style-name="Preformatted_20_Text">into memory and execute it when run is selected from the front panel.</text:p>
      <text:p text:style-name="Preformatted_20_Text"><text:s text:c="2"/>In both options 1 and 2 the user is prompted to enter name of file to be</text:p>
      <text:p text:style-name="Preformatted_20_Text">loaded. The appropriate extender is appended to the filename automatically.</text:p>
      <text:p text:style-name="Preformatted_20_Text"><text:s text:c="2"/>The set device name option allows the user to change devices. The A drive</text:p>
      <text:p text:style-name="Preformatted_20_Text">is the default device.</text:p>
      <text:p text:style-name="Preformatted_20_Text"/>
      <text:p text:style-name="Preformatted_20_Text">Data Destruct Mode</text:p>
      <text:p text:style-name="Preformatted_20_Text"/>
      <text:p text:style-name="Preformatted_20_Text"><text:tab/><text:tab/><text:tab/><text:tab/><text:tab/><text:tab/> JEB 1 Data Destruct Menu</text:p>
      <text:p text:style-name="Preformatted_20_Text"/>
      <text:p text:style-name="Preformatted_20_Text"><text:tab/> <text:s/>1. Clear memory</text:p>
      <text:p text:style-name="Preformatted_20_Text"><text:soft-page-break/><text:tab/> <text:s/>2. Clear registers</text:p>
      <text:p text:style-name="Preformatted_20_Text"><text:tab/> <text:s/>3. Clear io_in</text:p>
      <text:p text:style-name="Preformatted_20_Text"><text:tab/> <text:s/>4. Clear io_out</text:p>
      <text:p text:style-name="Preformatted_20_Text"><text:tab/> <text:s/>5. Initialize ROM</text:p>
      <text:p text:style-name="Preformatted_20_Text"><text:tab/> <text:s/>6. Return to main menu</text:p>
      <text:p text:style-name="Preformatted_20_Text"/>
      <text:p text:style-name="Preformatted_20_Text"><text:s text:c="2"/>Selections 1 through 4 write 0s to the specified devices. User is prompted</text:p>
      <text:p text:style-name="Preformatted_20_Text">to verify selections 1 and 3.</text:p>
      <text:p text:style-name="Preformatted_20_Text"><text:s text:c="2"/>The Initialize ROM selection writes 0's to the first six memory locations,</text:p>
      <text:p text:style-name="Preformatted_20_Text">then writes a 3 to memory location 001, and a 6 to memory location 004. When</text:p>
      <text:p text:style-name="Preformatted_20_Text">the PC is set to zero and run is selected the CPU will input a byte data from</text:p>
      <text:p text:style-name="Preformatted_20_Text">I/O to memory location 003. The PC will be incremented to point to memory</text:p>
      <text:p text:style-name="Preformatted_20_Text">location 002 (another input instruction) and input the next I/O byte to</text:p>
      <text:p text:style-name="Preformatted_20_Text">the memory location specified by the contents in memory location 3. The PC</text:p>
      <text:p text:style-name="Preformatted_20_Text">is incremented to point to location 004 which contains a jump instruction.</text:p>
      <text:p text:style-name="Preformatted_20_Text">Location 005 is the operand for the jump, as long as location 005 contains</text:p>
      <text:p text:style-name="Preformatted_20_Text">all 0's the CPU will loop.</text:p>
      <text:p text:style-name="Preformatted_20_Text"/>
      <text:p text:style-name="Preformatted_20_Text"/>
      <text:p text:style-name="Preformatted_20_Text">// j8cm instruction set (from file j8cm_cpu.cpp)</text:p>
      <text:p text:style-name="Preformatted_20_Text"/>
      <text:p text:style-name="Preformatted_20_Text"><text:soft-page-break/><text:s text:c="2"/>// Data Transfer <text:s/>tot = 10</text:p>
      <text:p text:style-name="Preformatted_20_Text"><text:s text:c="2"/>if (instr.opcode == 0) input_io(instr.adr_mode, instr.reg);</text:p>
      <text:p text:style-name="Preformatted_20_Text"><text:s text:c="2"/>if (instr.opcode == 1) output_io(instr.adr_mode, instr.reg);</text:p>
      <text:p text:style-name="Preformatted_20_Text"><text:s text:c="2"/>if (instr.opcode == 4) load_acc(instr.adr_mode, instr.reg);</text:p>
      <text:p text:style-name="Preformatted_20_Text"><text:s text:c="2"/>if (instr.opcode == 19) load_xreg(instr.adr_mode, instr.reg);</text:p>
      <text:p text:style-name="Preformatted_20_Text"><text:s text:c="2"/>if (instr.opcode == 20) load_yreg(instr.adr_mode, instr.reg);</text:p>
      <text:p text:style-name="Preformatted_20_Text"><text:s text:c="2"/>if (instr.opcode == 5) store_acc(instr.adr_mode, instr.reg);</text:p>
      <text:p text:style-name="Preformatted_20_Text"><text:s text:c="2"/>if (instr.opcode == 21) store_xreg(instr.adr_mode, instr.reg);</text:p>
      <text:p text:style-name="Preformatted_20_Text"><text:s text:c="2"/>if (instr.opcode == 22) store_yreg(instr.adr_mode, instr.reg);</text:p>
      <text:p text:style-name="Preformatted_20_Text"><text:s text:c="2"/>if (instr.opcode == 17) push_stack();</text:p>
      <text:p text:style-name="Preformatted_20_Text"><text:s text:c="2"/>if (instr.opcode == 18) pop_stack();</text:p>
      <text:p text:style-name="Preformatted_20_Text"/>
      <text:p text:style-name="Preformatted_20_Text"><text:s text:c="2"/>// Arithmetic/Logic <text:s text:c="3"/>tot = 13</text:p>
      <text:p text:style-name="Preformatted_20_Text"><text:s text:c="2"/>if (instr.opcode == 2) add_to_acc(instr.adr_mode, instr.reg);</text:p>
      <text:p text:style-name="Preformatted_20_Text"><text:s text:c="2"/>if (instr.opcode == 3) sub_from_acc(instr.adr_mode, instr.reg);</text:p>
      <text:p text:style-name="Preformatted_20_Text"><text:s text:c="2"/>if (instr.opcode == 10) inc_acc();</text:p>
      <text:p text:style-name="Preformatted_20_Text"><text:s text:c="2"/>if (instr.opcode == 11) dec_acc();</text:p>
      <text:p text:style-name="Preformatted_20_Text"><text:s text:c="2"/>if (instr.opcode == 14) logical_shift_r();</text:p>
      <text:p text:style-name="Preformatted_20_Text"><text:s text:c="2"/>if (instr.opcode == 15) arth_shift_l();</text:p>
      <text:p text:style-name="Preformatted_20_Text"><text:s text:c="2"/>if (instr.opcode == 16) arth_shift_r();</text:p>
      <text:p text:style-name="Preformatted_20_Text"><text:s text:c="2"/>if (instr.opcode == 23) rotate_l();</text:p>
      <text:p text:style-name="Preformatted_20_Text"><text:soft-page-break/><text:s text:c="2"/>if (instr.opcode == 24) rotate_r();</text:p>
      <text:p text:style-name="Preformatted_20_Text"><text:s text:c="2"/>if (instr.opcode == 25) and_acc(instr.adr_mode, instr.reg);</text:p>
      <text:p text:style-name="Preformatted_20_Text"><text:s text:c="2"/>if (instr.opcode == 26) or_acc(instr.adr_mode, instr.reg);</text:p>
      <text:p text:style-name="Preformatted_20_Text"><text:s text:c="2"/>if (instr.opcode == 27) xor_acc(instr.adr_mode, instr.reg);</text:p>
      <text:p text:style-name="Preformatted_20_Text"><text:s text:c="2"/>if (instr.opcode == 28) not_acc(instr.adr_mode, instr.reg);</text:p>
      <text:p text:style-name="Preformatted_20_Text"/>
      <text:p text:style-name="Preformatted_20_Text"><text:s text:c="2"/>// Control <text:s text:c="6"/>tot = 4</text:p>
      <text:p text:style-name="Preformatted_20_Text"><text:s text:c="2"/>if (instr.opcode == 6) jump_immediate();</text:p>
      <text:p text:style-name="Preformatted_20_Text"><text:s text:c="2"/>if (instr.opcode == 12) gosub();</text:p>
      <text:p text:style-name="Preformatted_20_Text"><text:s text:c="2"/>if (instr.opcode == 13) return_gosub();</text:p>
      <text:p text:style-name="Preformatted_20_Text"><text:s text:c="2"/>if (instr.opcode == 9) halt();</text:p>
      <text:p text:style-name="Preformatted_20_Text"/>
      <text:p text:style-name="Preformatted_20_Text"><text:s text:c="2"/>// Conversion <text:s text:c="4"/>tot = 2</text:p>
      <text:p text:style-name="Preformatted_20_Text"><text:s text:c="2"/>if (instr.opcode == 29) clr_acc();</text:p>
      <text:p text:style-name="Preformatted_20_Text"><text:s text:c="2"/>if (instr.opcode == 31) neg_acc();</text:p>
      <text:p text:style-name="Preformatted_20_Text"/>
      <text:p text:style-name="Preformatted_20_Text"><text:s text:c="2"/>// Conditional Instructions <text:s text:c="2"/>tot = 3</text:p>
      <text:p text:style-name="Preformatted_20_Text"><text:s text:c="2"/>if (instr.opcode == 7) test_n_flag();</text:p>
      <text:p text:style-name="Preformatted_20_Text"><text:s text:c="2"/>if (instr.opcode == 8) test_z_flag();</text:p>
      <text:p text:style-name="Preformatted_20_Text"><text:s text:c="2"/>if (instr.opcode == 30) cmp_to_acc(instr.adr_mode, instr.reg);</text:p>
      <text:p text:style-name="Preformatted_20_Text"/>
      <text:p text:style-name="Preformatted_20_Text"><text:soft-page-break/><text:s text:c="2"/>Instructions are in a one operand or no operand format.</text:p>
      <text:p text:style-name="Preformatted_20_Text"/>
      <text:p text:style-name="Preformatted_20_Text">No-operand Instructions:</text:p>
      <text:p text:style-name="Preformatted_20_Text"><text:tab/><text:tab/>inc_acc, dec_acc</text:p>
      <text:p text:style-name="Preformatted_20_Text"><text:tab/><text:tab/>log_shift_r, log_shift_l</text:p>
      <text:p text:style-name="Preformatted_20_Text"><text:tab/><text:tab/>return_gosub</text:p>
      <text:p text:style-name="Preformatted_20_Text"><text:tab/><text:tab/>push_stack, pop_stack</text:p>
      <text:p text:style-name="Preformatted_20_Text"/>
      <text:p text:style-name="Preformatted_20_Text"><text:s text:c="2"/>The shift and increment/decrement instructions operate on the accumulator.</text:p>
      <text:p text:style-name="Preformatted_20_Text">Each instruction modifies the accumulator by one.</text:p>
      <text:p text:style-name="Preformatted_20_Text"><text:s text:c="2"/>The return instruction gets its return address from the stack. It is the</text:p>
      <text:p text:style-name="Preformatted_20_Text">programmers responsibility to ensure it is returning to the right place.</text:p>
      <text:p text:style-name="Preformatted_20_Text"><text:s text:c="2"/>The stack operators, push and pop, move data between the accumulator and the</text:p>
      <text:p text:style-name="Preformatted_20_Text">stack.</text:p>
      <text:p text:style-name="Preformatted_20_Text"><text:s text:c="2"/>Since these instructions have no operand they will execute faster than those</text:p>
      <text:p text:style-name="Preformatted_20_Text">with operands.</text:p>
      <text:p text:style-name="Preformatted_20_Text"/>
      <text:p text:style-name="Preformatted_20_Text">J8CM SOURCE FILES</text:p>
      <text:p text:style-name="Preformatted_20_Text"/>
      <text:p text:style-name="Preformatted_20_Text"><text:s/>j8cm.cpp <text:s text:c="9"/>- Contains include statements, global variables and the</text:p>
      <text:p text:style-name="Preformatted_20_Text"><text:tab/><text:tab/><text:tab/><text:tab/><text:tab/><text:tab/><text:tab/>main procedure.</text:p>
      <text:p text:style-name="Preformatted_20_Text"><text:soft-page-break/><text:tab/> j8cm_clr.cpp <text:s text:c="2"/>- (j8cm.cpp include file) contains routines to clear memory,</text:p>
      <text:p text:style-name="Preformatted_20_Text"><text:tab/><text:tab/><text:tab/><text:tab/><text:tab/><text:tab/><text:tab/>I/O and CPU registers. Also can initialize ROM.</text:p>
      <text:p text:style-name="Preformatted_20_Text"><text:tab/> j8cm_pnl.cpp <text:s text:c="2"/>- (j8cm.cpp include file) Panel mode.</text:p>
      <text:p text:style-name="Preformatted_20_Text"><text:tab/><text:tab/>j8cm_cpu.cpp - (j8cm_pnl.cpp include file) The CPU. Contains registers,</text:p>
      <text:p text:style-name="Preformatted_20_Text"><text:tab/><text:tab/><text:tab/><text:tab/><text:tab/><text:tab/><text:tab/>instruction set, decode routines, and CPU cycle routines.</text:p>
      <text:p text:style-name="Preformatted_20_Text"><text:tab/> j8cm_mem.cpp <text:s text:c="2"/>- (j8cm.cpp include file) Memory mode. Memory display and</text:p>
      <text:p text:style-name="Preformatted_20_Text"><text:tab/><text:tab/><text:tab/><text:tab/><text:tab/><text:tab/><text:tab/>edit routines.</text:p>
      <text:p text:style-name="Preformatted_20_Text"><text:tab/> j8cm_io.cpp <text:s text:c="3"/>- (j8cm.cpp include file) I/O Mode. I/O device display and</text:p>
      <text:p text:style-name="Preformatted_20_Text"><text:tab/><text:tab/><text:tab/><text:tab/><text:tab/><text:tab/><text:tab/>edit routines.</text:p>
      <text:p text:style-name="Preformatted_20_Text"><text:tab/> j8cm_ldr.cpp <text:s text:c="2"/>- (j8cm.cpp include file) J8 Loader. J8 compiler output</text:p>
      <text:p text:style-name="Preformatted_20_Text"><text:tab/><text:tab/><text:tab/><text:tab/><text:tab/><text:tab/><text:tab/>file loader.</text:p>
      <text:p text:style-name="Preformatted_20_Text"/>
      <text:p text:style-name="Preformatted_20_Text"/>
      <text:p text:style-name="Preformatted_20_Text">RUN FILE</text:p>
      <text:p text:style-name="Preformatted_20_Text"/>
      <text:p text:style-name="Preformatted_20_Text"><text:s text:c="2"/>j8cm.exe <text:s/>- Jay's 8-bit Computer Model, Windows executable file.</text:p>
      <text:p text:style-name="Preformatted_20_Text"/>
      <text:p text:style-name="Preformatted_20_Text"/>
      <text:p text:style-name="Preformatted_20_Text">J8CM Bugs</text:p>
      <text:p text:style-name="Preformatted_20_Text"/>
      <text:p text:style-name="Preformatted_20_Text"/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2" meta:paragraph-count="186" meta:word-count="1341" meta:character-count="8417"/>
    <meta:generator>OpenOffice/4.1.3$Win32 OpenOffice.org_project/413m1$Build-9783</meta:generator>
  </office:meta>
</office:document-meta>
</file>